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281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2.903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7" style:family="table" style:master-page-name="PageStyle_5f_Ben_27_s_20_Team">
      <style:table-properties table:display="true" style:writing-mode="lr-tb"/>
    </style:style>
    <style:style style:name="ta9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7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6"/>
        <table:table-column table:style-name="co21" table:default-cell-style-name="ce26"/>
        <table:table-column table:style-name="co2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7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8647000">
            <text:p>68,647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366000">
            <text:p>109,36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3" table:print="false">
        <office:forms form:automatic-focus="false" form:apply-design-mode="false"/>
        <table:table-column table:style-name="co36" table:default-cell-style-name="Default"/>
        <table:table-column table:style-name="co36" table:default-cell-style-name="ce1"/>
        <table:table-column table:style-name="co39" table:default-cell-style-name="ce1"/>
        <table:table-column table:style-name="co40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39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6"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6"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table:style-name="ce26"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table:style-name="ce26"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60631000">
            <text:p>60,631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5314000">
            <text:p>55,314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2813000">
            <text:p>52,8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6" table:print="false">
        <office:forms form:automatic-focus="false" form:apply-design-mode="false"/>
        <table:table-column table:style-name="co26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4665000">
            <text:p>74,66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2016-03-07</text:date>, <text:time>19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3-07T19:53:43</dc:date>
    <dc:creator>Ben Miller</dc:creator>
    <meta:editing-duration>P185DT1H17M3S</meta:editing-duration>
    <meta:editing-cycles>379</meta:editing-cycles>
    <meta:document-statistic meta:table-count="11" meta:cell-count="2517" meta:object-count="0"/>
    <meta:user-defined meta:name=""/>
  </office:meta>
</office:document-meta>
</file>